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9.816cm" svg:height="13.894cm" svg:x="5.5cm" svg:y="1.653cm">
          <text:p text:style-name="P5"/>
          <draw:enhanced-geometry svg:viewBox="0 0 21600 21600" draw:type="rectangle" draw:enhanced-path="M 0 0 L 21600 0 21600 21600 0 21600 0 0 Z N"/>
        </draw:custom-shape>
        <draw:line draw:style-name="gr2" draw:text-style-name="P1" draw:id="id1" draw:layer="layout" svg:x1="3.54cm" svg:y1="1.23cm" svg:x2="3.54cm" svg:y2="2.962cm">
          <text:p text:style-name="P5"/>
        </draw:line>
        <draw:custom-shape draw:style-name="gr3" draw:text-style-name="P2" draw:id="id8" draw:layer="layout" svg:width="1.385cm" svg:height="1.963cm" svg:x="2.847cm" svg:y="2.962cm">
          <text:p text:style-name="P2"><text:span text:style-name="T1">in_fif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" draw:layer="layout" svg:width="1.385cm" svg:height="1.963cm" svg:x="8.62cm" svg:y="2.962cm">
          <text:p text:style-name="P2"><text:span text:style-name="T1">hdr_pars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54cm" svg:y1="2.096cm" svg:x2="9.312cm" svg:y2="2.962cm" draw:start-shape="id1" draw:start-glue-point="1" draw:end-shape="id2" draw:end-glue-point="0">
          <text:p text:style-name="P5"/>
        </draw:connector>
        <draw:custom-shape draw:style-name="gr3" draw:text-style-name="P3" draw:id="id5" draw:layer="layout" svg:width="2.54cm" svg:height="2.54cm" svg:x="11.737cm" svg:y="6.195cm">
          <text:p text:style-name="P3">exact_lookup</text:p>
          <draw:enhanced-geometry svg:viewBox="0 0 21600 21600" draw:type="rectangle" draw:enhanced-path="M 0 0 L 21600 0 21600 21600 0 21600 0 0 Z N"/>
        </draw:custom-shape>
        <draw:custom-shape draw:style-name="gr3" draw:text-style-name="P3" draw:id="id3" draw:layer="layout" svg:width="3.694cm" svg:height="2.656cm" svg:x="6.195cm" svg:y="6.079cm">
          <text:p text:style-name="P3">wildcard lookup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79cm" svg:height="0.78cm" svg:x="10.929cm" svg:y="1.808cm">
          <draw:text-box>
            <text:p text:style-name="P4">preprocessor</text:p>
          </draw:text-box>
        </draw:frame>
        <draw:custom-shape draw:style-name="gr3" draw:text-style-name="P3" draw:id="id4" draw:layer="layout" svg:width="2.54cm" svg:height="2.54cm" svg:x="9.89cm" svg:y="11.16cm">
          <text:p text:style-name="P3">result_fifo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042cm" svg:y1="8.735cm" svg:x2="11.16cm" svg:y2="11.16cm" draw:start-shape="id3" draw:start-glue-point="2" draw:end-shape="id4">
          <text:p text:style-name="P5"/>
        </draw:connector>
        <draw:connector draw:style-name="gr5" draw:text-style-name="P3" draw:layer="layout" svg:x1="13.007cm" svg:y1="8.735cm" svg:x2="11.16cm" svg:y2="11.16cm" draw:start-shape="id5" draw:start-glue-point="2" draw:end-shape="id4">
          <text:p text:style-name="P5"/>
        </draw:connector>
        <draw:frame draw:style-name="gr4" draw:text-style-name="P3" draw:layer="layout" svg:width="2.703cm" svg:height="0.78cm" svg:x="8.771cm" svg:y="9.197cm">
          <draw:text-box>
            <text:p text:style-name="P3">action_data</text:p>
          </draw:text-box>
        </draw:frame>
        <draw:custom-shape draw:style-name="gr3" draw:text-style-name="P3" draw:id="id6" draw:layer="layout" svg:width="1.27cm" svg:height="1.27cm" svg:x="6.541cm" svg:y="12.199cm">
          <text:p text:style-name="P3">arbit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888cm" svg:y1="8.735cm" svg:x2="6.888cm" svg:y2="12.199cm">
          <text:p text:style-name="P3">hit</text:p>
        </draw:line>
        <draw:connector draw:style-name="gr5" draw:text-style-name="P3" draw:layer="layout" svg:x1="13.548cm" svg:y1="8.795cm" svg:x2="7.176cm" svg:y2="12.199cm" draw:end-shape="id6" draw:end-glue-point="0">
          <text:p text:style-name="P3">hit</text:p>
        </draw:connector>
        <draw:connector draw:style-name="gr2" draw:text-style-name="P1" draw:layer="layout" draw:line-skew="0.038cm" svg:x1="6.541cm" svg:y1="12.834cm" svg:x2="6.195cm" svg:y2="7.407cm" draw:start-shape="id6" draw:end-shape="id3" draw:end-glue-point="3">
          <text:p text:style-name="P5"/>
        </draw:connector>
        <draw:connector draw:style-name="gr2" draw:text-style-name="P1" draw:layer="layout" svg:x1="7.176cm" svg:y1="13.469cm" svg:x2="14.277cm" svg:y2="7.465cm" draw:start-shape="id6" draw:start-glue-point="2" draw:end-shape="id5" draw:end-glue-point="1">
          <text:p text:style-name="P5"/>
        </draw:connector>
        <draw:connector draw:style-name="gr2" draw:text-style-name="P1" draw:layer="layout" svg:x1="7.811cm" svg:y1="12.834cm" svg:x2="9.89cm" svg:y2="12.43cm" draw:start-shape="id6" draw:start-glue-point="1" draw:end-shape="id4">
          <text:p text:style-name="P5"/>
        </draw:connector>
        <draw:frame draw:style-name="gr4" draw:text-style-name="P6" draw:layer="layout" svg:width="3.343cm" svg:height="0.78cm" svg:x="11.627cm" svg:y="13.93cm">
          <draw:text-box>
            <text:p text:style-name="P5"><text:span text:style-name="T2">update counter</text:span></text:p>
          </draw:text-box>
        </draw:frame>
        <draw:frame draw:style-name="gr4" draw:text-style-name="P7" draw:layer="layout" svg:width="3.343cm" svg:height="0.78cm" draw:transform="rotate (1.5707963267946) translate (5.53cm 12.193cm)">
          <draw:text-box>
            <text:p text:style-name="P5"><text:span text:style-name="T2">update counter</text:span></text:p>
          </draw:text-box>
        </draw:frame>
        <draw:connector draw:style-name="gr2" draw:text-style-name="P8" draw:layer="layout" svg:x1="9.312cm" svg:y1="4.925cm" svg:x2="8.042cm" svg:y2="6.079cm" draw:start-shape="id2" draw:start-glue-point="2" draw:end-shape="id3">
          <text:p text:style-name="P5"/>
        </draw:connector>
        <draw:connector draw:style-name="gr2" draw:text-style-name="P8" draw:layer="layout" svg:x1="9.312cm" svg:y1="4.925cm" svg:x2="13.007cm" svg:y2="6.195cm" draw:start-shape="id2" draw:end-shape="id5">
          <text:p text:style-name="P5"/>
        </draw:connector>
        <draw:custom-shape draw:style-name="gr3" draw:text-style-name="P8" draw:id="id7" draw:layer="layout" svg:width="3.81cm" svg:height="4.734cm" svg:x="3.655cm" svg:y="16.932cm">
          <text:p text:style-name="P9">processor</text:p>
          <text:p text:style-name="P9">drop pkt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svg:x1="11.16cm" svg:y1="13.7cm" svg:x2="7.465cm" svg:y2="19.299cm" draw:start-shape="id4" draw:start-glue-point="2" draw:end-shape="id7" draw:end-glue-point="1">
          <text:p text:style-name="P5"/>
        </draw:connector>
        <draw:connector draw:style-name="gr2" draw:text-style-name="P8" draw:layer="layout" svg:x1="2.847cm" svg:y1="3.943cm" svg:x2="3.655cm" svg:y2="19.299cm" draw:start-shape="id8" draw:end-shape="id7" draw:end-glue-point="3">
          <text:p text:style-name="P5"/>
        </draw:connector>
        <draw:connector draw:style-name="gr2" draw:text-style-name="P8" draw:layer="layout" svg:x1="5.56cm" svg:y1="21.666cm" svg:x2="2.327cm" svg:y2="24.988cm" draw:start-shape="id7">
          <text:p text:style-name="P5"/>
        </draw:connector>
      </draw:page>
      <draw:page draw:name="page2" draw:style-name="dp1" draw:master-page-name="Default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Jad Naous</meta:initial-creator>
    <meta:creation-date>2008-02-25T13:17:08</meta:creation-date>
    <dc:creator>Jad Naous</dc:creator>
    <dc:date>2008-02-25T17:23:36</dc:date>
    <meta:editing-cycles>2</meta:editing-cycles>
    <meta:editing-duration>PT4H6M30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